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style>
    <style:style style:name="P4" style:family="paragraph" style:parent-style-name="Standard">
      <style:paragraph-properties fo:text-align="center" style:justify-single-word="false" fo:break-before="page"/>
      <style:text-properties style:font-name="Arial" fo:font-weight="bold" style:font-weight-asian="bold" style:font-name-complex="Arial"/>
    </style:style>
    <style:style style:name="P5"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6" style:family="paragraph" style:parent-style-name="Standard">
      <style:paragraph-properties fo:line-height="150%" fo:text-align="center" style:justify-single-word="false" fo:break-before="page"/>
      <style:text-properties style:font-name="Arial" fo:font-weight="bold" style:font-weight-asian="bold" style:font-name-complex="Arial"/>
    </style:style>
    <style:style style:name="P7" style:family="paragraph" style:parent-style-name="Standard">
      <style:paragraph-properties fo:text-align="center" style:justify-single-word="false" fo:break-before="page"/>
      <style:text-properties officeooo:paragraph-rsid="00398e94"/>
    </style:style>
    <style:style style:name="P8" style:family="paragraph" style:parent-style-name="Standard">
      <style:paragraph-properties fo:text-align="center" style:justify-single-word="false"/>
      <style:text-properties style:font-name="Arial" fo:font-weight="bold" style:font-weight-asian="bold" style:font-name-complex="Arial"/>
    </style:style>
    <style:style style:name="P9" style:family="paragraph" style:parent-style-name="Standard">
      <style:paragraph-properties fo:text-align="center" style:justify-single-word="false"/>
      <style:text-properties style:font-name="Arial" fo:font-weight="bold" officeooo:paragraph-rsid="00398e94" style:font-weight-asian="bold" style:font-name-complex="Arial"/>
    </style:style>
    <style:style style:name="P10"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1" style:family="paragraph" style:parent-style-name="Standard">
      <style:text-properties style:font-name="Arial" style:font-name-complex="Arial"/>
    </style:style>
    <style:style style:name="P12" style:family="paragraph" style:parent-style-name="Standard">
      <style:paragraph-properties fo:line-height="150%"/>
      <style:text-properties style:font-name="Arial" style:font-name-complex="Arial"/>
    </style:style>
    <style:style style:name="P13" style:family="paragraph" style:parent-style-name="Standard">
      <style:text-properties style:font-name="Arial" style:font-name-complex="Arial" style:font-weight-complex="bold"/>
    </style:style>
    <style:style style:name="P14" style:family="paragraph" style:parent-style-name="Standard">
      <style:text-properties style:font-name="Arial" officeooo:paragraph-rsid="00226703" style:font-name-complex="Arial"/>
    </style:style>
    <style:style style:name="P15" style:family="paragraph" style:parent-style-name="Standard">
      <style:paragraph-properties style:text-autospace="none"/>
      <style:text-properties style:font-name="Arial" officeooo:rsid="003accf1" officeooo:paragraph-rsid="003accf1" style:font-name-complex="Arial"/>
    </style:style>
    <style:style style:name="P16" style:family="paragraph" style:parent-style-name="Standard">
      <style:text-properties style:font-name="Arial" fo:font-size="12pt" officeooo:rsid="00226703" officeooo:paragraph-rsid="0036cac2" style:font-size-asian="12pt" style:font-name-complex="Arial"/>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officeooo:paragraph-rsid="00398e94"/>
    </style:style>
    <style:style style:name="P19" style:family="paragraph" style:parent-style-name="Standard">
      <style:text-properties fo:color="#000000" style:font-name="Arial" style:font-name-complex="Arial"/>
    </style:style>
    <style:style style:name="P20" style:family="paragraph" style:parent-style-name="Standard">
      <style:paragraph-properties fo:line-height="150%"/>
      <style:text-properties fo:color="#000000" style:font-name="Arial" style:font-name-complex="Arial"/>
    </style:style>
    <style:style style:name="P21" style:family="paragraph" style:parent-style-name="Standard">
      <style:text-properties fo:color="#000000" style:font-name="Arial" fo:font-size="12pt" officeooo:rsid="00530463" style:font-size-asian="12pt" style:font-name-complex="Arial"/>
    </style:style>
    <style:style style:name="P22"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23" style:family="paragraph" style:parent-style-name="Standard">
      <style:paragraph-properties fo:margin-left="8.001cm" fo:margin-right="0cm" fo:text-align="end" style:justify-single-word="false" fo:text-indent="0cm" style:auto-text-indent="false">
        <style:tab-stops/>
      </style:paragraph-properties>
      <style:text-properties style:font-name="Arial" officeooo:rsid="003fe24e" officeooo:paragraph-rsid="003fe24e" style:font-name-complex="Arial"/>
    </style:style>
    <style:style style:name="P24" style:family="paragraph" style:parent-style-name="Contents_20_1">
      <style:paragraph-properties>
        <style:tab-stops>
          <style:tab-stop style:position="16cm" style:type="right" style:leader-style="dotted" style:leader-text="."/>
        </style:tab-stops>
      </style:paragraph-properties>
    </style:style>
    <style:style style:name="P25" style:family="paragraph" style:parent-style-name="Titulos">
      <style:text-properties style:font-name="Arial" style:font-name-complex="Arial"/>
    </style:style>
    <style:style style:name="P26" style:family="paragraph" style:parent-style-name="Titulos">
      <style:text-properties style:font-name="Arial" fo:font-weight="normal" style:font-weight-asian="normal" style:font-name-complex="Arial"/>
    </style:style>
    <style:style style:name="P27" style:family="paragraph" style:parent-style-name="Titulos">
      <style:text-properties style:font-name="Arial" fo:font-weight="normal" style:font-weight-asian="normal" style:font-name-complex="Arial" style:font-weight-complex="bold"/>
    </style:style>
    <style:style style:name="P28" style:family="paragraph" style:parent-style-name="Titulos">
      <style:text-properties style:font-name="Arial" fo:font-weight="normal" officeooo:rsid="001920a1" officeooo:paragraph-rsid="001b8ffd" style:font-weight-asian="normal" style:font-name-complex="Arial" style:font-weight-complex="bold"/>
    </style:style>
    <style:style style:name="P29" style:family="paragraph" style:parent-style-name="Titulos">
      <style:text-properties style:font-name="Arial" fo:font-weight="normal" officeooo:paragraph-rsid="001b8ffd" style:font-weight-asian="normal" style:font-name-complex="Arial" style:font-weight-complex="bold"/>
    </style:style>
    <style:style style:name="P30" style:family="paragraph" style:parent-style-name="Standard">
      <style:paragraph-properties fo:margin-left="0cm" fo:margin-right="0cm" fo:text-indent="1.501cm" style:auto-text-indent="false"/>
    </style:style>
    <style:style style:name="P31" style:family="paragraph" style:parent-style-name="Standard">
      <style:paragraph-properties fo:margin-left="0cm" fo:margin-right="0cm" fo:line-height="150%" fo:text-indent="1.501cm" style:auto-text-indent="false"/>
      <style:text-properties style:font-name="Arial" style:font-name-complex="Arial"/>
    </style:style>
    <style:style style:name="P32"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33"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34"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35" style:family="paragraph" style:parent-style-name="Standard">
      <style:paragraph-properties fo:margin-left="0cm" fo:margin-right="0cm" fo:line-height="150%" fo:text-indent="1.501cm" style:auto-text-indent="false"/>
      <style:text-properties style:font-name="Arial" officeooo:rsid="00130135" officeooo:paragraph-rsid="00130135" style:font-name-complex="Arial"/>
    </style:style>
    <style:style style:name="P36"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37" style:family="paragraph" style:parent-style-name="Standard">
      <style:paragraph-properties fo:margin-left="0cm" fo:margin-right="0cm" fo:line-height="150%" fo:text-indent="1.501cm" style:auto-text-indent="false"/>
      <style:text-properties style:font-name="Arial" officeooo:rsid="002122e5" officeooo:paragraph-rsid="002122e5" style:font-name-complex="Arial"/>
    </style:style>
    <style:style style:name="P38"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39"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40" style:family="paragraph" style:parent-style-name="Standard">
      <style:paragraph-properties fo:margin-left="0cm" fo:margin-right="0cm" fo:line-height="150%" fo:text-indent="1.501cm" style:auto-text-indent="false"/>
      <style:text-properties style:font-name="Arial" officeooo:rsid="0016f231" officeooo:paragraph-rsid="0016f231" style:font-name-complex="Arial"/>
    </style:style>
    <style:style style:name="P41" style:family="paragraph" style:parent-style-name="Standard">
      <style:paragraph-properties fo:margin-left="0cm" fo:margin-right="0cm" fo:line-height="150%" fo:text-indent="1.501cm" style:auto-text-indent="false"/>
      <style:text-properties style:font-name="Arial" officeooo:rsid="00161c40" officeooo:paragraph-rsid="00164054" style:font-name-complex="Arial"/>
    </style:style>
    <style:style style:name="P42" style:family="paragraph" style:parent-style-name="Standard">
      <style:paragraph-properties fo:margin-left="0cm" fo:margin-right="0cm" fo:line-height="150%" fo:text-indent="1.501cm" style:auto-text-indent="false"/>
    </style:style>
    <style:style style:name="P43" style:family="paragraph" style:parent-style-name="Standard">
      <style:paragraph-properties fo:margin-left="0cm" fo:margin-right="0cm" fo:text-indent="1.501cm" style:auto-text-indent="false"/>
      <style:text-properties fo:color="#000000" style:font-name="Arial" style:font-name-complex="Arial"/>
    </style:style>
    <style:style style:name="P44"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45" style:family="paragraph" style:parent-style-name="Standard">
      <style:paragraph-properties fo:margin-left="0cm" fo:margin-right="0cm" fo:text-indent="1.501cm" style:auto-text-indent="false"/>
      <style:text-properties fo:color="#000000" style:font-name="Arial" fo:font-weight="bold" style:font-weight-asian="bold" style:font-name-complex="Arial" style:font-weight-complex="bold"/>
    </style:style>
    <style:style style:name="P46" style:family="paragraph" style:parent-style-name="Titulos">
      <style:paragraph-properties fo:margin-left="0cm" fo:margin-right="0cm" fo:text-indent="1.501cm" style:auto-text-indent="false"/>
      <style:text-properties style:font-name="Arial" fo:font-weight="normal" style:font-weight-asian="normal" style:font-name-complex="Arial"/>
    </style:style>
    <style:style style:name="P47" style:family="paragraph" style:parent-style-name="Titulos">
      <style:paragraph-properties fo:margin-left="0cm" fo:margin-right="0cm" fo:text-indent="1.501cm" style:auto-text-indent="false"/>
      <style:text-properties style:font-name="Arial" style:font-name-complex="Arial"/>
    </style:style>
    <style:style style:name="P48" style:family="paragraph" style:parent-style-name="Standard">
      <style:paragraph-properties fo:margin-left="0cm" fo:margin-right="0cm" fo:margin-top="0cm" fo:margin-bottom="0.212cm" loext:contextual-spacing="false" fo:line-height="150%" fo:text-indent="1.501cm" style:auto-text-indent="false"/>
      <style:text-properties fo:color="#000000" style:font-name="Arial" style:font-name-complex="Arial"/>
    </style:style>
    <style:style style:name="P49" style:family="paragraph" style:parent-style-name="Standard">
      <style:paragraph-properties fo:margin-top="0cm" fo:margin-bottom="0.212cm" loext:contextual-spacing="false"/>
      <style:text-properties fo:color="#000000" style:font-name="Arial" style:font-name-complex="Arial"/>
    </style:style>
    <style:style style:name="P50" style:family="paragraph" style:parent-style-name="Standard">
      <style:paragraph-properties fo:margin-top="0cm" fo:margin-bottom="0.212cm" loext:contextual-spacing="false" fo:line-height="150%"/>
      <style:text-properties fo:color="#000000" style:font-name="Arial" style:font-name-complex="Arial"/>
    </style:style>
    <style:style style:name="P51" style:family="paragraph" style:parent-style-name="Standard">
      <style:paragraph-properties fo:margin-left="0cm" fo:margin-right="0cm" fo:line-height="150%" fo:text-indent="1.251cm" style:auto-text-indent="false"/>
      <style:text-properties style:font-name="Arial" style:font-name-complex="Arial"/>
    </style:style>
    <style:style style:name="P52" style:family="paragraph" style:parent-style-name="Standard">
      <style:paragraph-properties fo:margin-left="0cm" fo:margin-right="0cm" fo:line-height="150%" fo:text-indent="1.251cm" style:auto-text-indent="false"/>
      <style:text-properties fo:color="#000000" style:font-name="Arial" style:font-name-complex="Arial"/>
    </style:style>
    <style:style style:name="P53" style:family="paragraph" style:parent-style-name="Standard">
      <style:paragraph-properties fo:margin-left="0cm" fo:margin-right="0cm" fo:line-height="150%" fo:text-indent="1.249cm" style:auto-text-indent="false"/>
      <style:text-properties style:font-name="Arial" style:font-name-complex="Arial"/>
    </style:style>
    <style:style style:name="P54"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55" style:family="paragraph" style:parent-style-name="Standard">
      <style:paragraph-properties fo:margin-left="0cm" fo:margin-right="0cm" fo:line-height="150%" fo:text-indent="0cm" style:auto-text-indent="false"/>
      <style:text-properties style:font-name="Arial" officeooo:paragraph-rsid="0036cac2" style:font-name-complex="Arial"/>
    </style:style>
    <style:style style:name="P56" style:family="paragraph" style:parent-style-name="Text_20_body">
      <style:paragraph-properties fo:margin-left="0cm" fo:margin-right="0cm" fo:text-indent="0cm" style:auto-text-indent="false"/>
    </style:style>
    <style:style style:name="P57" style:family="paragraph" style:parent-style-name="Text_20_body">
      <style:paragraph-properties fo:margin-left="0cm" fo:margin-right="0cm" fo:text-indent="0cm" style:auto-text-indent="false"/>
      <style:text-properties fo:color="#000000" style:font-name="Arial" fo:font-size="12pt" officeooo:rsid="00530463" style:font-size-asian="12pt" style:font-name-complex="Arial"/>
    </style:style>
    <style:style style:name="P58" style:family="paragraph" style:parent-style-name="Quotations">
      <style:text-properties officeooo:paragraph-rsid="0049962c"/>
    </style:style>
    <style:style style:name="P59" style:family="paragraph" style:parent-style-name="Quotations">
      <style:text-properties officeooo:paragraph-rsid="004d1937"/>
    </style:style>
    <style:style style:name="P60" style:family="paragraph" style:parent-style-name="Text_20_body">
      <style:text-properties officeooo:rsid="00588088" officeooo:paragraph-rsid="00588088"/>
    </style:style>
    <style:style style:name="P61" style:family="paragraph" style:parent-style-name="Text_20_body">
      <style:text-properties officeooo:rsid="005b3cdb" officeooo:paragraph-rsid="005b3cdb"/>
    </style:style>
    <style:style style:name="P62" style:family="paragraph" style:parent-style-name="Text_20_body">
      <style:text-properties fo:color="#000000" style:font-name="Arial" fo:font-size="12pt" officeooo:rsid="0062ee8b" officeooo:paragraph-rsid="0062ee8b" style:font-size-asian="12pt" style:font-name-complex="Arial"/>
    </style:style>
    <style:style style:name="P63" style:family="paragraph" style:parent-style-name="Text_20_body">
      <style:text-properties officeooo:rsid="006c6101" officeooo:paragraph-rsid="006c6101"/>
    </style:style>
    <style:style style:name="P64" style:family="paragraph" style:parent-style-name="Text_20_body">
      <style:text-properties officeooo:paragraph-rsid="006f96e6"/>
    </style:style>
    <style:style style:name="P65" style:family="paragraph" style:parent-style-name="Text_20_body">
      <style:text-properties officeooo:rsid="006b9e56"/>
    </style:style>
    <style:style style:name="P66"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67" style:family="paragraph" style:parent-style-name="Standard" style:master-page-name="MP2">
      <style:paragraph-properties style:page-number="auto" fo:break-before="page" style:text-autospace="none"/>
      <style:text-properties style:font-name="Arial" officeooo:rsid="003accf1" officeooo:paragraph-rsid="003accf1" style:font-name-complex="Arial"/>
    </style:style>
    <style:style style:name="P68" style:family="paragraph" style:parent-style-name="Standard">
      <style:paragraph-properties fo:margin-left="8.001cm" fo:margin-right="0cm" fo:text-indent="0cm" style:auto-text-indent="false" fo:break-before="page">
        <style:tab-stops/>
      </style:paragraph-properties>
      <style:text-properties style:font-name="Arial" officeooo:rsid="003fe24e" officeooo:paragraph-rsid="003fe24e" style:font-name-complex="Arial"/>
    </style:style>
    <style:style style:name="P69" style:family="paragraph" style:parent-style-name="Standard">
      <style:paragraph-properties fo:text-align="center" style:justify-single-word="false" fo:break-before="page"/>
      <style:text-properties style:font-name="Arial" fo:font-weight="bold" style:font-weight-asian="bold" style:font-name-complex="Arial"/>
    </style:style>
    <style:style style:name="P70"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style:font-name-complex="Arial"/>
    </style:style>
    <style:style style:name="P71" style:family="paragraph" style:parent-style-name="Standard">
      <style:paragraph-properties fo:text-align="center" style:justify-single-word="false"/>
    </style:style>
    <style:style style:name="P72" style:family="paragraph" style:parent-style-name="Standard">
      <style:paragraph-properties fo:text-align="center" style:justify-single-word="false"/>
      <style:text-properties officeooo:paragraph-rsid="0079164b"/>
    </style:style>
    <style:style style:name="P73" style:family="paragraph" style:parent-style-name="Standard">
      <style:text-properties fo:color="#000000" style:font-name="Arial" fo:font-size="12pt" officeooo:rsid="00530463" style:font-size-asian="12pt" style:font-name-complex="Arial"/>
    </style:style>
    <style:style style:name="P74" style:family="paragraph" style:parent-style-name="Standard">
      <style:text-properties style:font-name="Arial" style:font-name-complex="Arial"/>
    </style:style>
    <style:style style:name="P75" style:family="paragraph" style:parent-style-name="Standard">
      <style:paragraph-properties fo:line-height="150%"/>
      <style:text-properties style:font-name="Arial" style:font-name-complex="Arial"/>
    </style:style>
    <style:style style:name="P76" style:family="paragraph" style:parent-style-name="Standard">
      <style:paragraph-properties fo:line-height="150%"/>
      <style:text-properties style:font-name="Arial" officeooo:rsid="003d54cd" officeooo:paragraph-rsid="003ea955" style:font-name-complex="Arial"/>
    </style:style>
    <style:style style:name="P77" style:family="paragraph" style:parent-style-name="Standard">
      <style:paragraph-properties fo:text-align="center" style:justify-single-word="false">
        <style:tab-stops>
          <style:tab-stop style:position="15.984cm" style:type="right" style:leader-style="dotted" style:leader-text="."/>
        </style:tab-stops>
      </style:paragraph-properties>
      <style:text-properties style:font-name="Arial" style:font-name-complex="Arial"/>
    </style:style>
    <style:style style:name="P78"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79" style:family="paragraph" style:parent-style-name="Standard">
      <style:paragraph-properties fo:margin-left="0cm" fo:margin-right="0cm" fo:line-height="150%" fo:text-indent="1.501cm" style:auto-text-indent="false"/>
    </style:style>
    <style:style style:name="P80" style:family="paragraph" style:parent-style-name="Standard">
      <style:paragraph-properties fo:margin-left="0cm" fo:margin-right="0cm" fo:line-height="150%" fo:text-indent="1.501cm" style:auto-text-indent="false" fo:break-before="page"/>
      <style:text-properties fo:color="#000000" style:font-name="Arial" style:font-name-complex="Arial"/>
    </style:style>
    <style:style style:name="P81" style:family="paragraph" style:parent-style-name="Heading_20_2"/>
    <style:style style:name="P82" style:family="paragraph" style:parent-style-name="Heading_20_2">
      <style:text-properties officeooo:paragraph-rsid="00226703"/>
    </style:style>
    <style:style style:name="P83" style:family="paragraph" style:parent-style-name="Heading_20_2">
      <style:text-properties officeooo:paragraph-rsid="0036cac2"/>
    </style:style>
    <style:style style:name="P84" style:family="paragraph" style:parent-style-name="Heading_20_2">
      <style:text-properties officeooo:paragraph-rsid="00804a33"/>
    </style:style>
    <style:style style:name="P85" style:family="paragraph" style:parent-style-name="Heading_20_3" style:list-style-name="">
      <style:paragraph-properties fo:line-height="150%" fo:text-align="start" style:justify-single-word="false" fo:hyphenation-ladder-count="no-limit"/>
      <style:text-properties style:font-name="Arial" fo:hyphenate="false"/>
    </style:style>
    <style:style style:name="P86" style:family="paragraph" style:parent-style-name="Heading_20_3" style:list-style-name="">
      <style:paragraph-properties fo:line-height="150%" fo:text-align="start" style:justify-single-word="false" fo:hyphenation-ladder-count="no-limit"/>
      <style:text-properties fo:hyphenate="false"/>
    </style:style>
    <style:style style:name="P87" style:family="paragraph" style:parent-style-name="Heading_20_3" style:list-style-name="">
      <style:paragraph-properties fo:line-height="150%" fo:text-align="center" style:justify-single-word="false" fo:hyphenation-ladder-count="no-limit"/>
      <style:text-properties fo:hyphenate="false"/>
    </style:style>
    <style:style style:name="P88" style:family="paragraph" style:parent-style-name="Heading_20_3">
      <style:paragraph-properties fo:margin-top="0cm" fo:margin-bottom="0.212cm" loext:contextual-spacing="false" fo:text-align="start" style:justify-single-word="false"/>
    </style:style>
    <style:style style:name="P89" style:family="paragraph" style:parent-style-name="Heading_20_1">
      <style:paragraph-properties fo:break-before="page"/>
    </style:style>
    <style:style style:name="P90" style:family="paragraph" style:parent-style-name="Heading_20_1" style:list-style-name="">
      <style:paragraph-properties fo:line-height="150%" fo:text-align="center" style:justify-single-word="false" fo:hyphenation-ladder-count="no-limit"/>
      <style:text-properties fo:hyphenate="false"/>
    </style:style>
    <style:style style:name="P91" style:family="paragraph" style:parent-style-name="Heading_20_1" style:master-page-name="MP13">
      <style:paragraph-properties style:page-number="auto" fo:break-before="page"/>
    </style:style>
    <style:style style:name="P92" style:family="paragraph" style:parent-style-name="Contents_20_1">
      <style:paragraph-properties>
        <style:tab-stops>
          <style:tab-stop style:position="16cm" style:type="right" style:leader-style="dotted" style:leader-text="."/>
        </style:tab-stops>
      </style:paragraph-properties>
    </style:style>
    <style:style style:name="P93" style:family="paragraph" style:parent-style-name="Titulos">
      <style:text-properties style:font-name="Arial" fo:font-weight="normal" style:font-weight-asian="normal" style:font-name-complex="Arial" style:font-weight-complex="bold"/>
    </style:style>
    <style:style style:name="P94" style:family="paragraph" style:parent-style-name="Titulos">
      <style:text-properties style:font-name="Arial" fo:font-weight="normal" officeooo:rsid="001920a1" officeooo:paragraph-rsid="001b8ffd" style:font-weight-asian="normal" style:font-name-complex="Arial" style:font-weight-complex="bold"/>
    </style:style>
    <style:style style:name="P95" style:family="paragraph" style:parent-style-name="Contents_20_2">
      <style:paragraph-properties>
        <style:tab-stops>
          <style:tab-stop style:position="16cm" style:type="right" style:leader-style="dotted" style:leader-text="."/>
        </style:tab-stops>
      </style:paragraph-properties>
    </style:style>
    <style:style style:name="P96" style:family="paragraph" style:parent-style-name="Contents_20_3">
      <style:paragraph-properties>
        <style:tab-stops>
          <style:tab-stop style:position="16cm" style:type="right" style:leader-style="dotted" style:leader-text="."/>
        </style:tab-stops>
      </style:paragraph-properties>
    </style:style>
    <style:style style:name="P97" style:family="paragraph" style:parent-style-name="Text_20_body" style:list-style-name="L12"/>
    <style:style style:name="P98" style:family="paragraph" style:parent-style-name="Text_20_body" style:list-style-name="L12">
      <style:paragraph-properties fo:text-align="start" style:justify-single-word="false"/>
    </style:style>
    <style:style style:name="P99" style:family="paragraph" style:parent-style-name="Text_20_body" style:list-style-name="L13">
      <style:text-properties fo:color="#000000" style:font-name="Arial" fo:font-size="12pt" officeooo:rsid="005f6f1f" officeooo:paragraph-rsid="005f6f1f" style:font-size-asian="12pt" style:font-name-complex="Arial"/>
    </style:style>
    <style:style style:name="P100" style:family="paragraph" style:parent-style-name="Text_20_body" style:list-style-name="L13">
      <style:text-properties fo:color="#000000" style:font-name="Arial" fo:font-size="12pt" officeooo:rsid="0060ebd6" officeooo:paragraph-rsid="0060ebd6" style:font-size-asian="12pt" style:font-name-complex="Arial"/>
    </style:style>
    <style:style style:name="P101" style:family="paragraph" style:parent-style-name="Text_20_body" style:list-style-name="L13">
      <style:text-properties fo:color="#000000" style:font-name="Arial" fo:font-size="12pt" officeooo:rsid="00610d8a" officeooo:paragraph-rsid="00610d8a" style:font-size-asian="12pt" style:font-name-complex="Arial"/>
    </style:style>
    <style:style style:name="P102" style:family="paragraph" style:parent-style-name="Text_20_body" style:list-style-name="L13">
      <style:text-properties fo:color="#000000" style:font-name="Arial" fo:font-size="12pt" officeooo:rsid="0061108c" officeooo:paragraph-rsid="0061108c" style:font-size-asian="12pt" style:font-name-complex="Arial"/>
    </style:style>
    <style:style style:name="P103" style:family="paragraph" style:parent-style-name="Text_20_body" style:list-style-name="L14">
      <style:text-properties fo:color="#000000" style:font-name="Arial" fo:font-size="12pt" officeooo:rsid="0062ee8b" officeooo:paragraph-rsid="0062ee8b" style:font-size-asian="12pt" style:font-name-complex="Arial"/>
    </style:style>
    <style:style style:name="P104" style:family="paragraph" style:parent-style-name="Text_20_body" style:list-style-name="L14">
      <style:text-properties officeooo:rsid="0062ee8b" officeooo:paragraph-rsid="0066076b"/>
    </style:style>
    <style:style style:name="P105" style:family="paragraph" style:parent-style-name="Text_20_body" style:list-style-name="L15"/>
    <style:style style:name="P106" style:family="paragraph" style:parent-style-name="Text_20_body">
      <style:paragraph-properties fo:margin-left="0cm" fo:margin-right="0cm" fo:text-indent="0cm" style:auto-text-indent="false"/>
    </style:style>
    <style:style style:name="P107" style:family="paragraph" style:parent-style-name="Text_20_body">
      <style:paragraph-properties fo:margin-left="0cm" fo:margin-right="0cm" fo:text-indent="0cm" style:auto-text-indent="false"/>
      <style:text-properties fo:color="#000000" style:font-name="Arial" fo:font-size="12pt" officeooo:rsid="00530463" style:font-size-asian="12pt" style:font-name-complex="Arial"/>
    </style:style>
    <style:style style:name="P108" style:family="paragraph" style:parent-style-name="Text_20_body">
      <style:paragraph-properties fo:margin-left="0cm" fo:margin-right="0cm" fo:text-indent="0cm" style:auto-text-indent="false"/>
      <style:text-properties officeooo:rsid="0062ee8b" officeooo:paragraph-rsid="0066076b"/>
    </style:style>
    <style:style style:name="P109"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10" style:family="paragraph" style:parent-style-name="Contents_20_Heading">
      <style:paragraph-properties fo:break-before="page"/>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size="14pt" fo:language="pt" fo:country="BR" style:font-size-asian="14pt" style:font-name-complex="Arial" style:font-size-complex="14pt"/>
    </style:style>
    <style:style style:name="T4" style:family="text">
      <style:text-properties style:font-name="Arial" fo:font-weight="bold" style:font-weight-asian="bold" style:font-name-complex="Arial"/>
    </style:style>
    <style:style style:name="T5" style:family="text">
      <style:text-properties style:font-name="Arial" style:font-name-complex="Arial"/>
    </style:style>
    <style:style style:name="T6" style:family="text">
      <style:text-properties style:font-name="Arial" officeooo:rsid="0031959b" style:font-name-complex="Arial"/>
    </style:style>
    <style:style style:name="T7" style:family="text">
      <style:text-properties style:font-name="Arial" officeooo:rsid="003ea955" style:font-name-complex="Arial"/>
    </style:style>
    <style:style style:name="T8" style:family="text">
      <style:text-properties style:font-name="Arial" style:font-name-complex="Arial" style:font-weight-complex="bold"/>
    </style:style>
    <style:style style:name="T9" style:family="text">
      <style:text-properties style:font-name="Arial" fo:font-size="12pt" style:font-size-asian="12pt" style:font-name-complex="Arial"/>
    </style:style>
    <style:style style:name="T10" style:family="text">
      <style:text-properties style:font-name="Arial" fo:font-size="12pt" officeooo:rsid="00338412" style:font-size-asian="12pt" style:font-name-complex="Arial"/>
    </style:style>
    <style:style style:name="T11" style:family="text">
      <style:text-properties style:font-name="Arial" fo:font-size="12pt" officeooo:rsid="0036cfb9" style:font-size-asian="12pt" style:font-name-complex="Arial"/>
    </style:style>
    <style:style style:name="T12" style:family="text">
      <style:text-properties style:font-name="Arial" fo:font-size="12pt" officeooo:rsid="00226703" style:font-size-asian="12pt" style:font-name-complex="Arial"/>
    </style:style>
    <style:style style:name="T13" style:family="text">
      <style:text-properties style:font-name-asian="Arial"/>
    </style:style>
    <style:style style:name="T14" style:family="text">
      <style:text-properties fo:color="#000000" style:font-name="Arial" fo:font-weight="bold" style:font-weight-asian="bold" style:font-name-complex="Arial" style:font-weight-complex="bold"/>
    </style:style>
    <style:style style:name="T15" style:family="text">
      <style:text-properties fo:color="#000000" style:font-name="Arial" style:font-name-complex="Arial"/>
    </style:style>
    <style:style style:name="T16" style:family="text">
      <style:text-properties fo:color="#000000" style:font-name="Arial" fo:language="en" fo:country="US" style:font-name-complex="Arial"/>
    </style:style>
    <style:style style:name="T17" style:family="text">
      <style:text-properties fo:color="#000000" style:font-name="Arial" fo:font-size="12pt" style:font-size-asian="12pt" style:font-name-complex="Arial"/>
    </style:style>
    <style:style style:name="T18" style:family="text">
      <style:text-properties fo:color="#000000" style:font-name="Arial" fo:font-size="12pt" officeooo:rsid="00543aa6" style:font-size-asian="12pt" style:font-name-complex="Arial"/>
    </style:style>
    <style:style style:name="T19" style:family="text">
      <style:text-properties fo:color="#000000" style:font-name="Arial" fo:font-size="12pt" officeooo:rsid="00530463" style:font-size-asian="12pt" style:font-name-complex="Arial"/>
    </style:style>
    <style:style style:name="T20" style:family="text">
      <style:text-properties fo:color="#000000" style:font-name="Arial" fo:font-size="12pt" officeooo:rsid="005954bf" style:font-size-asian="12pt" style:font-name-complex="Arial"/>
    </style:style>
    <style:style style:name="T21" style:family="text">
      <style:text-properties fo:color="#000000" style:font-name="Arial" fo:font-size="12pt" officeooo:rsid="005a2c26" style:font-size-asian="12pt" style:font-name-complex="Arial"/>
    </style:style>
    <style:style style:name="T22" style:family="text">
      <style:text-properties fo:color="#000000" style:font-name="Arial" fo:font-size="12pt" officeooo:rsid="005e8241" style:font-size-asian="12pt" style:font-name-complex="Arial"/>
    </style:style>
    <style:style style:name="T23" style:family="text">
      <style:text-properties fo:color="#000000" style:font-name="Arial" fo:font-size="12pt" officeooo:rsid="0036cfb9" style:font-size-asian="12pt" style:font-name-complex="Arial"/>
    </style:style>
    <style:style style:name="T24" style:family="text">
      <style:text-properties fo:color="#000000" style:font-name="Arial" fo:font-size="12pt" officeooo:rsid="006594b9" style:font-size-asian="12pt" style:font-name-complex="Arial"/>
    </style:style>
    <style:style style:name="T25" style:family="text">
      <style:text-properties fo:color="#000000" style:font-name="Arial" fo:font-size="12pt" officeooo:rsid="006a3a1a" style:font-size-asian="12pt" style:font-name-complex="Arial"/>
    </style:style>
    <style:style style:name="T26" style:family="text">
      <style:text-properties fo:color="#000000" style:font-name="Arial" fo:font-size="12pt" officeooo:rsid="00714277" style:font-size-asian="12pt" style:font-name-complex="Arial"/>
    </style:style>
    <style:style style:name="T27" style:family="text">
      <style:text-properties fo:color="#000000" fo:font-size="12pt" officeooo:rsid="00543aa6" style:font-size-asian="12pt"/>
    </style:style>
    <style:style style:name="T28" style:family="text">
      <style:text-properties officeooo:rsid="0015159e"/>
    </style:style>
    <style:style style:name="T29" style:family="text">
      <style:text-properties officeooo:rsid="001920a1"/>
    </style:style>
    <style:style style:name="T30" style:family="text">
      <style:text-properties fo:color="#800000" officeooo:rsid="0044de5e"/>
    </style:style>
    <style:style style:name="T31" style:family="text">
      <style:text-properties fo:font-size="12pt" officeooo:rsid="00226703" style:font-size-asian="12pt"/>
    </style:style>
    <style:style style:name="T32" style:family="text">
      <style:text-properties officeooo:rsid="003c69a1"/>
    </style:style>
    <style:style style:name="T33" style:family="text">
      <style:text-properties officeooo:rsid="00432972"/>
    </style:style>
    <style:style style:name="T34" style:family="text">
      <style:text-properties officeooo:rsid="00453e3b"/>
    </style:style>
    <style:style style:name="T35" style:family="text">
      <style:text-properties officeooo:rsid="0049962c"/>
    </style:style>
    <style:style style:name="T36" style:family="text">
      <style:text-properties officeooo:rsid="004b8613"/>
    </style:style>
    <style:style style:name="T37" style:family="text">
      <style:text-properties officeooo:rsid="004d1937"/>
    </style:style>
    <style:style style:name="T38" style:family="text">
      <style:text-properties officeooo:rsid="00525e81"/>
    </style:style>
    <style:style style:name="T39" style:family="text">
      <style:text-properties fo:font-variant="normal" fo:text-transform="none" fo:color="#000000" fo:font-size="12pt" fo:letter-spacing="normal" fo:font-style="normal" fo:font-weight="normal"/>
    </style:style>
    <style:style style:name="T40" style:family="text">
      <style:text-properties officeooo:rsid="006d9fad"/>
    </style:style>
    <style:style style:name="T41" style:family="text">
      <style:text-properties officeooo:rsid="006f96e6"/>
    </style:style>
    <style:style style:name="T42" style:family="text">
      <style:text-properties fo:font-weight="bold" style:font-weight-asian="bold"/>
    </style:style>
    <style:style style:name="T43" style:family="text">
      <style:text-properties officeooo:rsid="007b2ebf"/>
    </style:style>
    <style:style style:name="T44" style:family="text">
      <style:text-properties fo:font-weight="normal" style:font-weight-asian="normal" style:font-weight-complex="normal"/>
    </style:style>
    <style:style style:name="T45" style:family="text">
      <style:text-properties fo:font-weight="normal" officeooo:rsid="003ea955" style:font-weight-asian="normal" style:font-weight-complex="normal"/>
    </style:style>
    <style:style style:name="T46" style:family="text">
      <style:text-properties style:text-outline="true"/>
    </style:style>
    <style:style style:name="T47" style:family="text">
      <style:text-properties style:text-outline="false"/>
    </style:style>
    <style:style style:name="T48" style:family="text"/>
    <style:style style:name="T49"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size="10pt" fo:language="pt" fo:country="BR" style:language-asian="zh" style:country-asian="CN" style:language-complex="hi" style:country-complex="IN"/>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COLÉGIO ESTADUAL DO PARANÁ</text:p>
      <text:p text:style-name="P8">CURSO TÉCNICO EM INFORMÁTICA</text:p>
      <text:p text:style-name="P8"/>
      <text:p text:style-name="P8"/>
      <text:p text:style-name="P8"/>
      <text:p text:style-name="P10">WILLIAM CLAUDE TUMÉO RAUSI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2"><text:span text:style-name="Fonte_20_parág._20_padrão"><text:span text:style-name="T1">SCOUT CAMP: </text:span></text:span><text:span text:style-name="Fonte_20_parág._20_padrão"><text:span text:style-name="T3">Gerenciamento</text:span></text:span><text:span text:style-name="Fonte_20_parág._20_padrão"><text:span text:style-name="T1"> de grupos</text:spa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CURITIBA</text:p>
      <text:p text:style-name="P18"><text:span text:style-name="Fonte_20_parág._20_padrão"><text:span text:style-name="T4">2015</text:span></text:span></text:p>
      <text:p text:style-name="P7"><text:span text:style-name="Fonte_20_parág._20_padrão"><text:span text:style-name="T4"/></text:span></text:p>
      <text:p text:style-name="P9">WILLIAM CLAUDE TUMÉO RAUSIS</text:p>
      <text:p text:style-name="P8"/>
      <text:p text:style-name="P8"/>
      <text:p text:style-name="P8"/>
      <text:p text:style-name="P8"/>
      <text:p text:style-name="P8"/>
      <text:p text:style-name="P8"/>
      <text:p text:style-name="P11"/>
      <text:p text:style-name="P11"/>
      <text:p text:style-name="P11"/>
      <text:p text:style-name="P11"/>
      <text:p text:style-name="P11"/>
      <text:p text:style-name="P17"/>
      <text:p text:style-name="P17"/>
      <text:p text:style-name="P17"/>
      <text:p text:style-name="P17"/>
      <text:p text:style-name="P17"/>
      <text:p text:style-name="P17"><text:span text:style-name="Fonte_20_parág._20_padrão"><text:span text:style-name="T2">SCOUT CAMP: Gerenciamento de grupos</text:span></text:span></text:p>
      <text:p text:style-name="P8"/>
      <text:p text:style-name="P11"/>
      <text:p text:style-name="P22">Trabalho de Conclusão de Curso Técnico, apresentado à disciplina de Análise e Projetos, do Curso Técnico em Informática, do Colégio Estadual do Paraná, como requisito para obtenção do título de Técnico em Informática.</text:p>
      <text:p text:style-name="P22"/>
      <text:p text:style-name="P22">Orientador: Prof.</text:p>
      <text:p text:style-name="P11"/>
      <text:p text:style-name="P11"/>
      <text:p text:style-name="P11"/>
      <text:p text:style-name="P11"/>
      <text:p text:style-name="P11"/>
      <text:p text:style-name="P8">CURITIBA</text:p>
      <text:p text:style-name="P17"><text:span text:style-name="Fonte_20_parág._20_padrão"><text:span text:style-name="T4">2015</text:span></text:span></text:p>
      <text:p text:style-name="P6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edico este trabalho a <text:span text:style-name="T32">minha querida</text:span> Gabrielle Lira, que (quase) sempre me atura.</text:p>
      <text:p text:style-name="P4">AGRADECIMENTOS</text:p>
      <text:p text:style-name="P8"/>
      <text:p text:style-name="P11">Folha que contém manifestação de reconhecimento a pessoas e/ou instituições que realmente contribuíram com o autor, devendo ser expressos de maneira simples.</text:p>
      <text:p text:style-name="P11"/>
      <text:p text:style-name="P11">A página de agradecimento assim com a página de dedicatória e a próxima página que representa uma epígrafe são opcionais.</text:p>
      <text:p text:style-name="P11"/>
      <text:p text:style-name="P11">Na epígrafe o autor usa uma citação, seguida de indicação de autoria e ano, relacionada com a matéria tratada no corpo do trabalho.</text:p>
      <text:p text:style-name="P68">A maioria dos bons programadores programam não porque esperam receber o pagamento ou obter bajulação por parte do público, mas porque é divertido programar.</text:p>
      <text:p text:style-name="P22"/>
      <text:p text:style-name="P23">Linus Trovalds</text:p>
      <text:p text:style-name="P4">RESUMO</text:p>
      <text:p text:style-name="P22"/>
      <text:p text:style-name="P22"/>
      <text:p text:style-name="Text_20_body">TUMEO, William. Scout Camp. 2015. xx f. Monografia de Trabalho de Conclusão de Curso - Curso Técnico em Informática, Colégio Estadual do Paraná. Curitiba, 2015.</text:p>
      <text:p text:style-name="Text_20_body"/>
      <text:p text:style-name="Text_20_body">Framework para o gerenciamento de grupos de forma local, sem utilizar banco de dados, inspirado no conceituado Jekyll.<office:annotation><dc:creator>William Tuméo</dc:creator><dc:date>2015-12-16T17:33:47.553000000</dc:date><loext:sender-initials>WT</loext:sender-initials><text:list text:style-name=""><text:list-item><text:p text:style-name="P112"><text:span text:style-name="T50">Incrementar o resumo.</text:span></text:p></text:list-item></text:list></office:annotation></text:p>
      <text:p text:style-name="Text_20_body"/>
      <text:p text:style-name="Text_20_body"><text:span text:style-name="Fonte_20_parág._20_padrão"><text:span text:style-name="T4">Palavras-chave</text:span></text:span><text:span text:style-name="Fonte_20_parág._20_padrão"><text:span text:style-name="T5">: </text:span></text:span><text:span text:style-name="Fonte_20_parág._20_padrão"><text:span text:style-name="T6">python, html, template, grupos.</text:span></text:span></text:p>
      <text:p text:style-name="P4">ABSTRACT</text:p>
      <text:p text:style-name="P22"/>
      <text:p text:style-name="P22"/>
      <text:p text:style-name="Text_20_body">SOBRENOME, Nome do Autor. Título da Monografia (em inglês). 2011. 117 f. Monografia de Trabalho de Conclusão de Curso - Curso Superior de Tecnologia em Análise e Desenvolvimento de Sistemas, Universidade Tecnológica Federal do Paraná, Campus Pato Branco. Pato Branco, 2011.</text:p>
      <text:p text:style-name="Text_20_body"/>
      <text:p text:style-name="Text_20_body">Resumo em língua estrangeira.</text:p>
      <text:p text:style-name="Text_20_body"/>
      <text:p text:style-name="Text_20_body"><text:span text:style-name="Fonte_20_parág._20_padrão"><text:span text:style-name="T4">Keywords</text:span></text:span><text:span text:style-name="Fonte_20_parág._20_padrão"><text:span text:style-name="T5">: número de três a cinco, separadas entre si por ponto e finalizadas também por ponto. Usar o verbo na terceira pessoa do singular, com linguagem impessoal.</text:span></text:span></text:p>
      <text:p text:style-name="P4">LISTA DE FIGURAS</text:p>
      <text:p text:style-name="P11"/>
      <text:p text:style-name="P11"/>
      <text:section text:style-name="Sect1" text:name="Sect3">
        <text:p text:style-name="P24"><text:a xlink:type="simple" xlink:href="#FIGURA!0|sequence" office:target-frame-name="_top" xlink:show="replace" text:style-name="Internet_20_link" text:visited-style-name="Visited_20_Internet_20_Link"><text:span text:style-name="Index_20_Link"><text:span text:style-name="T13"><text:s/></text:span></text:span></text:a><text:a xlink:type="simple" xlink:href="#FIGURA!0|sequence" office:target-frame-name="_top" xlink:show="replace" text:style-name="Internet_20_link" text:visited-style-name="Visited_20_Internet_20_Link"><text:span text:style-name="Index_20_Link">Figura 1 - Tipos de Sistemas de Informação</text:span></text:a><text:a xlink:type="simple" xlink:href="#FIGURA!0|sequence" office:target-frame-name="_top" xlink:show="replace" text:style-name="Internet_20_link" text:visited-style-name="Visited_20_Internet_20_Link"><text:span text:style-name="Index_20_Link"><text:tab/>21</text:span></text:a></text:p>
        <text:p text:style-name="P24"><text:a xlink:type="simple" xlink:href="#FIGURA!1|sequence" office:target-frame-name="_top" xlink:show="replace" text:style-name="Internet_20_link" text:visited-style-name="Visited_20_Internet_20_Link"><text:span text:style-name="Index_20_Link"><text:span text:style-name="T13"><text:s/></text:span></text:span></text:a><text:a xlink:type="simple" xlink:href="#FIGURA!1|sequence" office:target-frame-name="_top" xlink:show="replace" text:style-name="Internet_20_link" text:visited-style-name="Visited_20_Internet_20_Link"><text:span text:style-name="Index_20_Link">Figura 2 - Conceitos de Sistemas</text:span></text:a><text:a xlink:type="simple" xlink:href="#FIGURA!1|sequence" office:target-frame-name="_top" xlink:show="replace" text:style-name="Internet_20_link" text:visited-style-name="Visited_20_Internet_20_Link"><text:span text:style-name="Index_20_Link"><text:tab/>21</text:span></text:a></text:p>
      </text:section>
      <text:section text:style-name="Sect1" text:name="Sect4">
        <text:p text:style-name="P24"/>
        <text:p text:style-name="P5">LISTA DE QUADROS</text:p>
        <text:p text:style-name="P11"/>
        <text:p text:style-name="P11"/>
      </text:section>
      <text:section text:style-name="Sect1" text:name="Sect5">
        <text:p text:style-name="P24"><text:a xlink:type="simple" xlink:href="#QUADRO!0|sequence" office:target-frame-name="_top" xlink:show="replace" text:style-name="Internet_20_link" text:visited-style-name="Visited_20_Internet_20_Link"><text:span text:style-name="Index_20_Link">Quadro 1 - Comparativo entre CORBA e Java RMI</text:span></text:a><text:a xlink:type="simple" xlink:href="#QUADRO!0|sequence" office:target-frame-name="_top" xlink:show="replace" text:style-name="Internet_20_link" text:visited-style-name="Visited_20_Internet_20_Link"><text:span text:style-name="Index_20_Link"><text:tab/>22</text:span></text:a></text:p>
      </text:section>
      <text:section text:style-name="Sect1" text:name="Sect6">
        <text:p text:style-name="P24"/>
        <text:p text:style-name="P5">LISTA DE TABELAS</text:p>
        <text:p text:style-name="P11"/>
        <text:p text:style-name="P11"/>
      </text:section>
      <text:section text:style-name="Sect1" text:name="Sect7">
        <text:p text:style-name="P24"><text:a xlink:type="simple" xlink:href="#TABELA!0|sequence" office:target-frame-name="_top" xlink:show="replace" text:style-name="Internet_20_link" text:visited-style-name="Visited_20_Internet_20_Link"><text:span text:style-name="Index_20_Link">Tabela 1 - Performance do Algoritmo Desenvolvido com CORBA</text:span></text:a><text:a xlink:type="simple" xlink:href="#TABELA!0|sequence" office:target-frame-name="_top" xlink:show="replace" text:style-name="Internet_20_link" text:visited-style-name="Visited_20_Internet_20_Link"><text:span text:style-name="Index_20_Link"><text:tab/>22</text:span></text:a></text:p>
      </text:section>
      <text:section text:style-name="Sect1" text:name="Sect8">
        <text:p text:style-name="P24"/>
        <text:p text:style-name="P70"><text:span text:style-name="T42">LISTA DE SIGLAS</text:span></text:p>
        <text:p text:style-name="P77"><text:span text:style-name="T42"/></text:p>
        <text:p text:style-name="P77"><text:span text:style-name="T42"/></text:p>
        <text:p text:style-name="P109"><text:span text:style-name="T43">HTML</text:span><text:tab/><text:tab/><text:span text:style-name="T43">Hyper Text Markup Language (linguagem de marcação de hipertexto).</text:span></text:p>
        <text:p text:style-name="P56"><text:span text:style-name="Fonte_20_parág._20_padrão"><text:span text:style-name="T44">YAML<text:tab/><text:tab/></text:span></text:span><text:span text:style-name="Fonte_20_parág._20_padrão"><text:span text:style-name="T45">Ain't Markup Language (Não é uma linguagem de marcação).</text:span></text:span></text:p>
        <text:p text:style-name="P6">LISTA DE ABREVIATURAS</text:p>
        <text:p text:style-name="P11"/>
        <text:p text:style-name="P11"/>
        <text:p text:style-name="P12"/>
        <text:p text:style-name="P4">LISTA DE ACRÔNIMO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6"><text:span text:style-name="Fonte_20_parág._20_padrão"><text:span text:style-name="T7"/></text:span></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10">Sumário</text:p>
            </text:index-title>
            <text:p text:style-name="P24"><text:a xlink:type="simple" xlink:href="#__RefHeading__43_2085620237" text:style-name="Index_20_Link" text:visited-style-name="Index_20_Link">1 INTRODUÇÃO<text:tab/>15</text:a></text:p>
            <text:p text:style-name="P96"><text:a xlink:type="simple" xlink:href="#__RefHeading__49_2085620237" text:style-name="Index_20_Link" text:visited-style-name="Index_20_Link">1.2.1 Objetivo Geral<text:tab/>16</text:a></text:p>
            <text:p text:style-name="P96"><text:a xlink:type="simple" xlink:href="#__RefHeading__51_2085620237" text:style-name="Index_20_Link" text:visited-style-name="Index_20_Link">1.2.2 Objetivos Específicos<text:tab/>16</text:a></text:p>
            <text:p text:style-name="P24"><text:a xlink:type="simple" xlink:href="#__RefHeading__57_2085620237" text:style-name="Index_20_Link" text:visited-style-name="Index_20_Link">2 REFERENCIAL TEÓRICO<text:tab/>18</text:a></text:p>
            <text:p text:style-name="P95"><text:a xlink:type="simple" xlink:href="#__RefHeading___Toc1868_1107390239" text:style-name="Index_20_Link" text:visited-style-name="Index_20_Link">2.3 LINGUAGENS DE TEMPLATE<text:tab/>20</text:a></text:p>
            <text:p text:style-name="P95"><text:a xlink:type="simple" xlink:href="#__RefHeading___Toc1870_1107390239" text:style-name="Index_20_Link" text:visited-style-name="Index_20_Link">2.4 LINGUAGENS DE NOTAÇÃO DE OBJETOS<text:tab/>20</text:a></text:p>
            <text:p text:style-name="P24"><text:a xlink:type="simple" xlink:href="#__RefHeading__61_2085620237" text:style-name="Index_20_Link" text:visited-style-name="Index_20_Link">3 MATERIAIS E MÉTODO<text:tab/>22</text:a></text:p>
            <text:p text:style-name="P24"><text:a xlink:type="simple" xlink:href="#__RefHeading__67_2085620237" text:style-name="Index_20_Link" text:visited-style-name="Index_20_Link">4 RESULTADOS E DISCUSSÕES<text:tab/>25</text:a></text:p>
            <text:p text:style-name="P24"><text:a xlink:type="simple" xlink:href="#__RefHeading__77_2085620237" text:style-name="Index_20_Link" text:visited-style-name="Index_20_Link">5 CONCLUSÃO<text:tab/>28</text:a></text:p>
            <text:p text:style-name="P24"><text:a xlink:type="simple" xlink:href="#__RefHeading__79_2085620237" text:style-name="Index_20_Link" text:visited-style-name="Index_20_Link">REFERÊNCIAS<text:tab/>29</text:a></text:p>
            <text:p text:style-name="P24"><text:a xlink:type="simple" xlink:href="#__RefHeading__81_2085620237" text:style-name="Index_20_Link" text:visited-style-name="Index_20_Link">APÊNDICES<text:tab/>30</text:a></text:p>
            <text:p text:style-name="P24"><text:a xlink:type="simple" xlink:href="#__RefHeading__83_2085620237" text:style-name="Index_20_Link" text:visited-style-name="Index_20_Link">ANEXOS<text:tab/>31</text:a></text:p>
          </text:index-body>
        </text:table-of-content>
        <text:p text:style-name="P17"><text:span text:style-name="Index_20_Link"/></text:p>
      </text:section>
      <text:h text:style-name="P91" text:outline-level="1"><text:bookmark-start text:name="__RefHeading__43_2085620237"/><text:s/>INTRODUÇÃO<text:bookmark-end text:name="__RefHeading__43_2085620237"/></text:h>
      <text:p text:style-name="P31"/>
      <text:p text:style-name="P31"/>
      <text:p text:style-name="P35">Este capítulo apresenta as considerações iniciais com uma visão geral do trabalho, os objetivos, a justificativa e a organização do texto.</text:p>
      <text:p text:style-name="P12"/>
      <text:p text:style-name="Heading_20_2"><text:span text:style-name="T9"/></text:p>
      <text:p text:style-name="Heading_20_2"><text:bookmark-start text:name="__RefHeading__45_2085620237"/><text:span text:style-name="T9">CONSIDERAÇÕES INICIAIS</text:span><text:bookmark-end text:name="__RefHeading__45_2085620237"/></text:p>
      <text:p text:style-name="P11"/>
      <text:p text:style-name="P11"/>
      <text:p text:style-name="P38">Hoje em dia, surgem muitos grupos pela internet, podendo ser grupos grandes ou pequenos e tendo ou não algum tipo de objetivo.<office:annotation><dc:creator>valdecirb </dc:creator><dc:date>2015-10-02T19:28:25</dc:date><text:p text:style-name="P111"><text:span text:style-name="T49">TODO O TEXTO DEVE ESTAR JUSTIFICADO</text:span></text:p></office:annotation><office:annotation><dc:creator>William Tuméo</dc:creator><dc:date>2015-12-08T23:27:26</dc:date><loext:sender-initials>WT</loext:sender-initials><text:list text:continue-numbering="true" text:style-name=""><text:list-item><text:p text:style-name="P111"><text:span text:style-name="T51">Responder a valdecirb <text:s/>(02/10/2015, 19:28): "..."</text:span></text:p></text:list-item><text:list-item><text:p><text:span text:style-name="T52">Arrumado</text:span></text:p></text:list-item></text:list></office:annotation></text:p>
      <text:p text:style-name="P38">Muitos desses grupos tem um certo objetivo, como grupos de estudos, ou grupos de jogos. Como o sistema é focado nesses grupos com esse tipo de objetivo, o maior exemplo para representar o sistema são os grupos <text:span text:style-name="T28">de</text:span> escoteiros.</text:p>
      <text:p text:style-name="P39">O sistema terá algumas características que tem em grupos de escoteiros, como medalhas e patentes, entre outras características.</text:p>
      <text:p text:style-name="P41">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p>
      <text:p text:style-name="P40">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p>
      <text:p text:style-name="P40"/>
      <text:p text:style-name="P40"/>
      <text:p text:style-name="P40"/>
      <text:p text:style-name="P40"/>
      <text:p text:style-name="P40"/>
      <text:p text:style-name="P40"/>
      <text:p text:style-name="P12"><text:soft-page-break/></text:p>
      <text:p text:style-name="Heading_20_2"><text:bookmark-start text:name="__RefHeading__47_2085620237"/><text:span text:style-name="T9">OBJETIVOS</text:span><text:bookmark-end text:name="__RefHeading__47_2085620237"/></text:p>
      <text:p text:style-name="P27"/>
      <text:p text:style-name="P27"/>
      <text:p text:style-name="P29"><text:tab/>O objetivo geral <text:span text:style-name="T29">apresenta o resultado principal da realização deste trabalho e os objetivos específicos complementam este objetivo geral.</text:span></text:p>
      <text:p text:style-name="P28"/>
      <text:p text:style-name="P28"/>
      <text:h text:style-name="P88" text:outline-level="3"><text:bookmark-start text:name="__RefHeading__49_2085620237"/><text:span text:style-name="T8">Objetivo Geral</text:span><text:bookmark-end text:name="__RefHeading__49_2085620237"/></text:h>
      <text:p text:style-name="P13"/>
      <text:p text:style-name="P36">Implementar um framework para gerar páginas HTML com o objetivo de gerenciar grupos.</text:p>
      <text:p text:style-name="P51"/>
      <text:p text:style-name="P51"/>
      <text:h text:style-name="P88" text:outline-level="3"><text:bookmark-start text:name="__RefHeading__51_2085620237"/><text:span text:style-name="T8">Objetivos Específicos</text:span><text:bookmark-end text:name="__RefHeading__51_2085620237"/></text:h>
      <text:p text:style-name="P53"/>
      <text:p text:style-name="P54"/>
      <text:list xml:id="list40734382539821311" text:style-name="L15">
        <text:list-item>
          <text:p text:style-name="P105"><text:span text:style-name="T33">Proporcionar</text:span> o gerenciamento de grupos do tipo “escoteiro” de forma que não seja necessário utilizar um servidor pago.</text:p>
        </text:list-item>
        <text:list-item>
          <text:p text:style-name="P105"><text:span text:style-name="T30">Implementar</text:span> <office:annotation><dc:creator>valdecirb </dc:creator><dc:date>2015-10-02T19:37:29</dc:date><text:p text:style-name="P111"><text:span text:style-name="T49">USAR VERBOS DIFERENTES PARA CADA OBJETIVO. </text:span></text:p><text:p text:style-name="P111"><text:span text:style-name="T49">Use, Elaborar, explicar, utilizar, desenvolver, focalizar, verificar, levantar, etc...</text:span></text:p><text:p text:style-name="P111"><text:span text:style-name="T49"/></text:p></office:annotation><office:annotation><dc:creator>William Tuméo</dc:creator><dc:date>2015-12-08T23:38:48</dc:date><loext:sender-initials>WT</loext:sender-initials><text:list text:style-name=""><text:list-item><text:p text:style-name="P111"><text:span text:style-name="T51">Responder a valdecirb <text:s/>(02/10/2015, 19:37): "..."</text:span></text:p></text:list-item><text:list-item><text:p><text:span text:style-name="T52">Alterado</text:span></text:p></text:list-item></text:list></office:annotation>a personalização dos grupos usando o método de templates.</text:p>
        </text:list-item>
        <text:list-item>
          <text:p text:style-name="P105">Facilitar as configurações para que possa subir os arquivos em uma página do Facebook.</text:p>
        </text:list-item>
      </text:list>
      <text:p text:style-name="Text_20_body"/>
      <text:p text:style-name="P51"/>
      <text:p text:style-name="Heading_20_2"><text:bookmark-start text:name="__RefHeading__53_2085620237"/><text:span text:style-name="T9">JUSTIFICATIVA</text:span><text:bookmark-end text:name="__RefHeading__53_2085620237"/></text:p>
      <text:p text:style-name="P12"/>
      <text:p text:style-name="P12"/>
      <text:p text:style-name="Text_20_body">A ideia do sistema se deu pela necessidade própria de gerenciar um grupo de amigos que realiza eventos e que possui essa distribuição de medalhas de acordo com realizações dentro do grupo, como um grupo de escoteiros mesmo.</text:p>
      <text:p text:style-name="Text_20_body">A ideia de se fazer o sistema de forma local foi pelo motivo de que o sistema teria que ser implementado principalmente em uma página do Facebook, que só suporta páginas estáticas usando somente HTML, CSS e Java<text:span text:style-name="T34">S</text:span>cript.</text:p>
      <text:p text:style-name="Text_20_body"><text:soft-page-break/>O sistema atual já poderia ser implementado, mas só poderia ser usado por pessoas que já entendem de programação, então a justificativa desse sistema <text:s/>é deixá-lo o mais simples de usar possível.</text:p>
      <text:p text:style-name="P12"/>
      <text:p text:style-name="P12"/>
      <text:p text:style-name="Heading_20_2"><text:bookmark-start text:name="__RefHeading__55_2085620237"/><text:span text:style-name="T9">ESTRUTURA DO TRABALHO</text:span><text:bookmark-end text:name="__RefHeading__55_2085620237"/></text:p>
      <text:p text:style-name="P12"/>
      <text:p text:style-name="P31"/>
      <text:p text:style-name="Text_20_body">A estrutura do trabalho contém uma relação dos capítulos e uma descrição sucinta do que cada um deles contém. Esta seção fornece uma visão geral do trabalho no sentido da sua estrutura em capítulos.</text:p>
      <text:p text:style-name="P31"/>
      <text:h text:style-name="P85" text:outline-level="3"/>
      <text:h text:style-name="P89" text:outline-level="1"><text:bookmark-start text:name="__RefHeading__57_2085620237"/><text:s/>REFERENCIAL TEÓRICO<text:bookmark-end text:name="__RefHeading__57_2085620237"/></text:h>
      <text:p text:style-name="P12"/>
      <text:p text:style-name="P12"/>
      <text:p text:style-name="P37"><office:annotation><dc:creator>valdecirb </dc:creator><dc:date>2015-10-02T19:52:13</dc:date><text:p><text:span text:style-name="T49">Nesta seção, <text:s/>você deve demonstrar que conhece bem a área ou ou assunto. Para tanto, deve relatar o que outros autores já escreveram ou fizeram de semelhante. </text:span><text:span text:style-name="T49"><text:tab/></text:span><text:span text:style-name="T49">Procure deixar claro os conceitos necessários para a compreensão do trabalho. (coloque citações).</text:span></text:p></office:annotation></text:p>
      <text:p text:style-name="P82"><text:span text:style-name="T12">PROCESSADORES DE HTML</text:span></text:p>
      <text:p text:style-name="P14"/>
      <text:p text:style-name="P32"/>
      <text:p text:style-name="Text_20_body">São programas específicos para gerar páginas web a partir de templates de forma local e funcionam como Frameworks. Dentre esses programas, o mais usado é o Jekyll, que deu a origem da ideia para o sistema em questão, justamente por ser muito personalizável e oferecer um sistema de base de dados local muito bem organizado.</text:p>
      <text:p text:style-name="P58">Um framework naturalmente facilita a organização do código. A maioria das decisões sobre padrões já foi tomada pelos desenvolvedores do framework. Você está utilizando o conhecimento de outras pessoas para agilizar o seu processo de desenvolvimento. <text:span text:style-name="T36">(BOTELHO,</text:span> <text:span text:style-name="T35">Bernardo) </text:span></text:p>
      <text:p text:style-name="Text_20_body">A ideia é que você crie páginas e até mesmo um blog de forma estática, usando HTML, junto com algumas ferramentas que irão ajudá-lo a converter seus dados e templates em arquivos estáticos, pronto para ser publicado. Ele é baseado em vários formatos como Markdown para formatação de textos e posts e um padrão de template chamado Liquid com um pouco de YAML para exibir e guardar os dados das variáveis.</text:p>
      <text:p text:style-name="Text_20_body">O conteúdo do seu site fica guardado nos arquivos de cada página. Você não precisa levantar um servidor de MySQL. Todas as informações do site estarão nos arquivos que você criar para cada página.</text:p>
      <text:p text:style-name="Text_20_body">O formato YAML é conhecido pela facilidade de leitura. Ele foi criado para ser fácil da gente entender e também escrever. Ou seja, ele é um formato simples para escrevermos manualmente, mas também para manipularmos via programação.</text:p>
      <text:p text:style-name="Text_20_body">O formato YAML pode ser implementado nas seguintes linguagens:</text:p>
      <text:list xml:id="list2889952665580626947" text:style-name="L12">
        <text:list-item>
          <text:p text:style-name="P97">JavaScript</text:p>
        </text:list-item>
        <text:list-item>
          <text:p text:style-name="P97">Objective-C</text:p>
        </text:list-item>
        <text:list-item>
          <text:p text:style-name="P98">Perl</text:p>
        </text:list-item>
        <text:list-item>
          <text:p text:style-name="P98">PHP</text:p>
        </text:list-item>
        <text:list-item>
          <text:p text:style-name="P98">Python</text:p>
        </text:list-item>
        <text:list-item>
          <text:p text:style-name="P98"><text:soft-page-break/>Ruby</text:p>
        </text:list-item>
        <text:list-item>
          <text:p text:style-name="P98">Java</text:p>
        </text:list-item>
        <text:list-item>
          <text:p text:style-name="P98">Haskell</text:p>
        </text:list-item>
        <text:list-item>
          <text:p text:style-name="P98">XML</text:p>
        </text:list-item>
        <text:list-item>
          <text:p text:style-name="P98">SYMFONY</text:p>
        </text:list-item>
      </text:list>
      <text:p text:style-name="P33"><text:span text:style-name="Fonte_20_parág._20_padrão"/></text:p>
      <text:p text:style-name="Text_20_body">O formato Liquid é um formato de template muito simples. A sua sintaxe é muito parecida com outros tipos de padrões de templates. Você cria a sua página HTML usando variáveis que depois serão substituídas por textos obtidos de alguma base de dados.</text:p>
      <text:p text:style-name="Text_20_body">O Jekyll foi criado em parceria com o GitHub, para ser usado com a ferramenta GitHub Pages, que serve para hospedar um site usando os próprios repositórios do GitHub. A ideia surgiu pois o GitHub Pages não tem suporte a banco de dados, somente HTML, CSS e JavaScript.</text:p>
      <text:p text:style-name="Text_20_body"/>
      <text:p text:style-name="P55"><text:span text:style-name="Fonte_20_parág._20_padrão"/></text:p>
      <text:p text:style-name="P83"><text:span text:style-name="T11">LINGUAGEM PYTHON</text:span></text:p>
      <text:p text:style-name="P16"/>
      <text:p text:style-name="P34"><text:span text:style-name="Fonte_20_parág._20_padrão"><text:span text:style-name="T31"/></text:span></text:p>
      <text:p text:style-name="Text_20_body">Python é uma linguagem de programação orientada a objetos criada por Guido Van Rossum durante o projeto “Amoeba”.</text:p>
      <text:p text:style-name="P59"><text:span text:style-name="T38">“Percebi que o desenvolvimento de utilitários para administração de sistema em C (do Amoeba) estava tomando muito tempo. Além disso, fazê-los em shell Bourne não funcionaria por diversas razões. O motivo mais importante foi que, sendo um sistema distribuído de microkernel com um design novo e radical, as operações primitivas do Amoeba eram diferiam muito (além de serem mais refinadas) das operações primitivas disponíveis no shell Bourne. Portanto, havia necessidade de uma linguagem que ‘preencheria o vazio entre C e o shell'</text:span>. Por um tempo longo, esse foi o principal objetivo do Python” <text:span text:style-name="T37">(VAN ROSSUM, Guido)</text:span></text:p>
      <text:p text:style-name="Text_20_body">A linguagem Python é muito simples e versátil de se utilizar, mas também é muito poderosa. Devido a sua simplicidade, o processamento de arquivos de texto é muito mais fácil de se programar.</text:p>
      <text:p text:style-name="Text_20_body"/>
      <text:h text:style-name="Heading_20_2" text:outline-level="2"><text:bookmark-start text:name="__RefHeading___Toc1868_1107390239"/><text:soft-page-break/><text:span text:style-name="T23">LINGUAGE</text:span><text:span text:style-name="T19">NS DE TEMPLATE</text:span><text:bookmark-end text:name="__RefHeading___Toc1868_1107390239"/></text:h>
      <text:p text:style-name="P57"/>
      <text:p text:style-name="P57"/>
      <text:p text:style-name="P56"><text:span text:style-name="T19"><text:tab/></text:span><text:span text:style-name="T27">São linguagens que são utilizadas para processar texto e substituir palavras chaves por dados pré-definidos. São muito utilizadas em aplicações que usam o sistema MVC (Model View Controller), onde os templates são escritos somente na camada View.</text:span></text:p>
      <text:p text:style-name="P60"><text:span text:style-name="T18">E</text:span><text:span text:style-name="T17">ssas linguagens são processadas por um compilador específico de cada linguagem, </text:span><text:span text:style-name="T20">transformando as variáveis e os processamentos em texto pronto, </text:span><text:span text:style-name="T21">a partir de dados que já foram processados nas camadas anteriores da aplicação</text:span><text:span text:style-name="T20">.</text:span></text:p>
      <text:p text:style-name="P61"><text:span text:style-name="T20">S</text:span><text:span text:style-name="T17">egu</text:span><text:span text:style-name="T22">e</text:span><text:span text:style-name="T17"> um exemplo bem comum em uma aplicação MVC:</text:span></text:p>
      <text:list xml:id="list438379211982240235" text:style-name="L13">
        <text:list-item>
          <text:p text:style-name="P99">A camada Model obtém e prepara as informações que vêm do banco de dados.</text:p>
        </text:list-item>
        <text:list-item>
          <text:p text:style-name="P100">A camada Controller recebe as informações quem vêm da camada Model e faz algum tipo de ação, por exemplo, exibir os dados na tela do usuário.</text:p>
        </text:list-item>
        <text:list-item>
          <text:p text:style-name="P101">O Controller manda os dados específicos em variáveis para a camada View.</text:p>
        </text:list-item>
        <text:list-item>
          <text:p text:style-name="P102">A camada View recebe os dados e somente exibe-os, podendo ter alguns tipo de processamento, como laços de repetição.</text:p>
        </text:list-item>
      </text:list>
      <text:p text:style-name="P62">Alguns exemplos dessas linguagens são:</text:p>
      <text:list xml:id="list8849631947587516309" text:style-name="L14">
        <text:list-item>
          <text:p text:style-name="P103">Liquid;</text:p>
        </text:list-item>
        <text:list-item>
          <text:p text:style-name="P103">Mustache;</text:p>
        </text:list-item>
        <text:list-item>
          <text:p text:style-name="P103">Blade;</text:p>
        </text:list-item>
        <text:list-item>
          <text:p text:style-name="P104">Handlebars.</text:p>
        </text:list-item>
      </text:list>
      <text:p text:style-name="P108"/>
      <text:p text:style-name="P108"/>
      <text:h text:style-name="Heading_20_2" text:outline-level="2" text:restart-numbering="true" text:start-value="-1"><text:bookmark-start text:name="__RefHeading___Toc1870_1107390239"/><text:span text:style-name="T23">LINGUAGE</text:span><text:span text:style-name="T19">NS DE </text:span><text:span text:style-name="T25">NOTAÇÃO DE OBJETOS</text:span><text:bookmark-end text:name="__RefHeading___Toc1870_1107390239"/></text:h>
      <text:p text:style-name="P21"><text:tab/></text:p>
      <text:p text:style-name="P21"/>
      <text:p text:style-name="P65">São linguagens de transferência de dados com o objetivo de serem fáceis e amigáveis de usar e simples de processar. Elas tem uma estrutura simples para que possam ser utilizadas a partir de várias linguagens diferentes.</text:p>
      <text:p text:style-name="P65">Dentre todas, a mais utilizada atualmente é o JSON (JavaScript Object Notation), que é oriunda do JavaScript mas que já é usada em muitas linguagens <text:soft-page-break/>pela semelhança com a notação de objetos de outras linguagens e por isso tem uma fácil conversão.</text:p>
      <text:p text:style-name="P63">Outra linguagem de notação muito utilizada é a conhecida como arquivo INI, que é utilizada no Windows e é muito mais simples que as outras, em relação aos tipos básicos suportados.</text:p>
      <text:p text:style-name="P64"><text:span text:style-name="T40">Atualmente vem crescendo o uso dessas linguagens, e uma em ascendência é a linguagem YAML (</text:span><text:span text:style-name="T39">Ain't Markup Language</text:span><text:span text:style-name="T41">), cujo objetivo é tornar a escrita dos dados mais amigável possível, sendo também convertida para diversas linguagens.</text:span></text:p>
      <text:p text:style-name="P20"/>
      <text:p text:style-name="P20"/>
      <text:h text:style-name="P86" text:outline-level="3"/>
      <text:h text:style-name="P89" text:outline-level="1"><text:bookmark-start text:name="__RefHeading__61_2085620237"/><text:s/>MATERIAIS E MÉTODO<text:bookmark-end text:name="__RefHeading__61_2085620237"/></text:h>
      <text:p text:style-name="P26"/>
      <text:p text:style-name="P26"/>
      <text:p text:style-name="P44">A ênfase deste capítulo está em reportar o que e como será feito para alcançar o objetivo do trabalho.</text:p>
      <text:p text:style-name="P47"/>
      <text:p text:style-name="P25"/>
      <text:p text:style-name="Heading_20_2"><text:bookmark-start text:name="__RefHeading__63_2085620237"/><text:span text:style-name="T9">MATERIAIS</text:span><text:bookmark-end text:name="__RefHeading__63_2085620237"/></text:p>
      <text:p text:style-name="P11"/>
      <text:p text:style-name="P11"/>
      <text:p text:style-name="P44">Materiais são as ferramentas, as tecnologias, os ambientes de desenvolvimento e outros que são utilizados para realizar as atividades desde a definição dos requisitos à implantação do sistema. Exemplos de materiais: linguagens de programação e de modelagem, banco de dados e seus gerenciadores, editores para análise e modelagem, ambiente e plataforma de desenvolvimento.</text:p>
      <text:p text:style-name="P44">Cada um dos materiais pode ter uma subseção própria ou serem descritos em uma mesma seção. De qualquer forma, essa seção não precisa ser muito extensa, deve abranger apenas um conhecimento básico sobre cada um dos materiais e o que é mais relevante ou utilizado para o trabalho proposto. De maneira geral, não há necessidade de incluir informações históricas sobre os materiais. Centrar-se nos conceitos e particularidades mais relevantes para o trabalho. Exceto se necessário para o entendimento do objeto do trabalho ou considerado relevante para o tipo de pesquisa.</text:p>
      <text:p text:style-name="P44"/>
      <text:p text:style-name="P19"/>
      <text:p text:style-name="Heading_20_2"><text:bookmark-start text:name="__RefHeading__65_2085620237"/><text:span text:style-name="T9">MÉTODO</text:span><text:bookmark-end text:name="__RefHeading__65_2085620237"/></text:p>
      <text:p text:style-name="P11"/>
      <text:p text:style-name="P11"/>
      <text:p text:style-name="P44">O método define, de certa maneira, um plano geral do trabalho, com as principais atividades realizadas durante seu processo de desenvolvimento. São apenas as atividades, o que será feito e o que se espera obter com as mesmas. O que é obtido com a realização dessas atividades está no Capítulo 4.</text:p>
      <text:p text:style-name="P44"><text:soft-page-break/>O método é, basicamente, uma sequência de atividades realizadas para definir o sistema, modelar o problema e a solução, implementar a solução, testar e implantar essa solução. Essas atividades devem enfatizar a forma de uso dos materiais de acordo com o referencial teórico e como foi procedido no sentido de alcançar os objetivos do trabalho.</text:p>
      <text:p text:style-name="P44">O método inclui os procedimentos utilizados para se alcançar o objetivo do trabalho. Assim, ele abrange o ciclo de vida do sistema, da identificação do problema à implantação da solução. A identificação pode incluir a definição dos requisitos por parte do usuário e/ou cliente definindo a proposta do sistema. A implantação pode incluir a forma de gerar os instaladores, os recursos e forma de instalação do sistema, a forma de manutenção e de descontinuidade do sistema.</text:p>
      <text:p text:style-name="P44">A definição das atividades, passos, ou procedimentos que compõem o método pode (ou mesmo deve) estar baseada em autores. Esses autores, normalmente, estão relacionados à engenharia de software.</text:p>
      <text:p text:style-name="P44">Exemplo sucinto de método para um sistema desenvolvido utilizando orientação a objetos e arquitetura em três camadas:</text:p>
      <text:p text:style-name="P44">Os procedimentos para definir o sistema estão baseados nas fases propostas por Pressman (2002) para o modelo sequencial linear que são análise, projeto, codificação e testes. A seguir fases definidas para este trabalho:</text:p>
      <text:p text:style-name="P44">a) Levantamento de requisitos – centrado na definição do problema que o sistema de software a ser desenvolvido visa resolver. Para definir o problema foi utilizada análise de sistemas semelhantes, entrevistas e questionários com usuários, pesquisa em fontes bibliográficas. O levantamento dos requisitos iniciará com um documento elaborado pelo usuário contendo os requisitos que ele considera necessários para o sistema, definindo a primeira ideia do que é objetivado com o sistema, enfatizando funcionalidades e aspectos de qualidade relevantes. A partir desses requisitos serão definidos os requisitos funcionais e aos mesmos serão agregados requisitos complementares, descrições suplementares e requisitos não funcionais. Os requisitos não funcionais estão genericamente relacionados à qualidade e incluem aspectos de segurança, desempenho e políticas de permissões e restrições. Também será definido um esboço inicial do padrão das telas para o sistema e dos requisitos para o plano de testes.</text:p>
      <text:p text:style-name="P44">b) Análise – Contém a modelagem do problema. A partir dos requisitos o problema (o sistema) é modelado. Na análise serão utilizados conceitos e a <text:soft-page-break/>metodologia do paradigma da orientação a objetos. Os diagramas de casos de uso com a descrição formalizada dos requisitos serão elaborados. O plano de testes começará a ser definido.</text:p>
      <text:p text:style-name="P44">c) Projeto - Abrange a modelagem da solução. Define como será implementado um sistema que atenda aos requisitos modelados na análise. É a proposta de uma solução para o problema definido na análise. Diagramas de classes, de sequência e de estado serão utilizados para a composição do projeto do sistema. Os componentes e as classes que compõem o sistema serão distribuídos em cada uma das camadas da arquitetura, definindo um diagrama de arquitetura. O plano de testes será finalizado. Também serão definidos os recursos mais relevantes da linguagem para implementar aspectos importantes do sistema.</text:p>
      <text:p text:style-name="P44">d) Implementação (codificação) do sistema – Define como o sistema será codificado, a forma de uso das linguagens e tecnologias para implementar o sistema. Serão utilizados os recursos r1, r2 e r3 da linguagem, os componentes c1, c2, c5 e c7, as funções f1, f2, f3 e f4 da biblioteca B1. Os principais componentes que serão desenvolvidos são C1a para a construção dinâmica da interface, o C2a e o C3a para a implementação da lógica de negócio e C4a para realizar as operações comuns com banco de dados. Esses componentes serão distribuídos pelas respectivas camadas da arquitetura. Procedimentos armazenados (stored procedures) no banco de dados serão criados para implementar as funções específicas do banco de dados. A forma de geração de instaladores e roteiros para instalação do sistema desenvolvido também serão definidos.</text:p>
      <text:p text:style-name="P44">e) Realização dos testes - Na implementação serão realizados os testes relacionados ao código. O usuário ou cliente testará se as funcionalidades definidas para o sistema estão presentes e eles se correspondem aos seus interesses e necessidades. O usuário testará o sistema depois de o mesmo estar completamente implementado. Isso porque o sistema será implementado em uma única iteração.</text:p>
      <text:p text:style-name="P44">f) Implantação do sistema – Se o sistema foi implantado mesmo que seja para teste é relatada a forma como isso foi feito. Durante os primeiros quinze dias de uso do sistema será feito acompanhamento para que os usuários se familiarizem com o sistema e para a localização de eventuais problemas ergonômicos ou com a implementação.</text:p>
      <text:p text:style-name="P80"/>
      <text:h text:style-name="Heading_20_1" text:outline-level="1"><text:bookmark-start text:name="__RefHeading__67_2085620237"/><text:s/>RESULTADOS E DISCUSSÕES<text:bookmark-end text:name="__RefHeading__67_2085620237"/></text:h>
      <text:p text:style-name="P26"/>
      <text:p text:style-name="P26"><text:tab/></text:p>
      <text:p text:style-name="P44">Este capítulo apresenta o que foi obtido como resultado do trabalho, que, em princípio, é o sistema desenvolvido. Se não for um sistema, como, por exemplo, uma solução na área de redes, neste capítulo é reportada a solução proposta. Neste caso, a divisão do capítulo em seções é realizada, se necessária, de acordo com o trabalho.</text:p>
      <text:p text:style-name="P44">O capítulo pode conter seções de acordo com o tipo de sistema e a necessidade de documentação mais extensa de determinados aspectos. Caso o trabalho se refira à comparação entre tecnologias ou dados obtidos como resultados do uso do sistema, além da descrição do sistema, há os dados obtidos com os testes e a discussão desses dados. Nesse caso haverá uma seção para os dados obtidos desses testes e as discussões.</text:p>
      <text:p text:style-name="P46"/>
      <text:p text:style-name="P26"/>
      <text:p text:style-name="Heading_20_2"><text:bookmark-start text:name="__RefHeading__69_2085620237"/><text:span text:style-name="T9">DESCRIÇÃO DO SISTEMA</text:span><text:bookmark-end text:name="__RefHeading__69_2085620237"/></text:p>
      <text:p text:style-name="P26"/>
      <text:p text:style-name="P26"/>
      <text:p text:style-name="P44">A descrição do sistema inclui a descrição conceitual, o que o sistema faz, seus requisitos e restrições. É uma apresentação geral do sistema, considerando aspectos técnicos e conceituais.</text:p>
      <text:p text:style-name="P52"/>
      <text:p text:style-name="P52"/>
      <text:p text:style-name="Heading_20_2"><text:bookmark-start text:name="__RefHeading__71_2085620237"/><text:span text:style-name="T9">MODELAGEM DO SISTEMA</text:span><text:bookmark-end text:name="__RefHeading__71_2085620237"/></text:p>
      <text:p text:style-name="P11"/>
      <text:p text:style-name="P11"/>
      <text:p text:style-name="P44">A modelagem do sistema inclui os diagramas e as descrições textuais para representar o problema e a solução. Se utilizada orientação a objetos e a UML, nesta seção estão, por exemplo, os diagramas de casos de uso, com suas descrições suplementares, os diagramas de classe, de sequência, de estados, de colaboração.</text:p>
      <text:p text:style-name="P44"><text:soft-page-break/>Nesta seção também estão os diagramas da modelagem de banco de dados, como entidade-relacionamento. Também podem estar documentados modelos e padronizações utilizados para a interface, diagramas de navegação, a representação da arquitetura do sistema e dos padrões de projeto utilizados.</text:p>
      <text:p text:style-name="P44"/>
      <text:p text:style-name="P44"/>
      <text:p text:style-name="Heading_20_2"><text:bookmark-start text:name="__RefHeading__73_2085620237"/><text:span text:style-name="T9">IMPLEMENTAÇÃO DO SISTEMA</text:span><text:bookmark-end text:name="__RefHeading__73_2085620237"/></text:p>
      <text:p text:style-name="P20"/>
      <text:p text:style-name="P20"/>
      <text:p text:style-name="P44">Nesta seção é documentada a implementação do sistema com cópias de telas, partes relevantes ou exemplos de código, rotinas, funções. Inclui, ainda, a descrição técnica do uso de recursos (componentes, bibliotecas, etc.) da linguagem. Ressalta-se que cada orientador avaliará juntamente com seu orientado o que poderá ser descrito nesta seção. Isso sem que sejam revelados detalhes do sistema que possam comprometer seu uso comercial ou científico ou que a descrição fique muito sucinta ou superficial.</text:p>
      <text:p text:style-name="P44">Em materiais e método estão quais os recursos utilizados, neste capítulo é reportado como esses recursos foram utilizados para resolver o problema.</text:p>
      <text:p text:style-name="P44">Enfatizar os diferenciais do sistema: procedimentos armazenados, consultas SQL, uso de componentes, uso de padrões de projeto, a forma de uso dos recursos da linguagem. Esses diferenciais são no sentido de explicitar as vantagens, desvantagens, dificuldades e facilidades que esses recursos impetraram no desenvolvimento do sistema em termos técnicos. Esses diferenciais servirão para avaliar pela utilização ou não desses recursos, pelo menos para sistemas iguais ou semelhantes ao reportado no trabalho.</text:p>
      <text:p text:style-name="P44">Reportar a forma como o sistema foi verificado e validado. No sentido de verificar se os requisitos definidos para o mesmo foram atendidos. Os testes podem ser realizados pelo professor orientador, pelos professores que compõem a banca, por pessoas que serviram de base para as informações para o sistema e etc. Os testes podem ser realizados com base em um plano de testes elaborado juntamente com a análise e projeto do sistema.</text:p>
      <text:p text:style-name="P44">Se houver implantação do sistema, mesmo que seja para teste, reportar a forma como isso foi feito, a geração de instaladores, os problemas com ambiente e <text:soft-page-break/>sistema operacional, incluindo banco de dados e outros. Deixar explícito o procedimento para instalar e usar o sistema.</text:p>
      <text:p text:style-name="P44">Quando for necessário citar no texto do trabalho nomes de campos, tabelas ou rotinas específicas utilizadas na implementação de um software, utilizar a fonte courier new para destacar esses nomes.</text:p>
      <text:p text:style-name="P52"/>
      <text:p text:style-name="P52"/>
      <text:p text:style-name="P84"><text:bookmark-start text:name="__RefHeading__75_2085620237"/><text:span text:style-name="T9">DADOS OBTIDOS E DISCUSSÕES</text:span><text:bookmark-end text:name="__RefHeading__75_2085620237"/></text:p>
      <text:p text:style-name="P11"/>
      <text:p text:style-name="P11"/>
      <text:p text:style-name="P44">O trabalho contém esta seção quando considerado que há resultados (em termos de dados) e discussões relevantes ou suficientes para justificar uma seção. Se existentes e não justificarem uma seção, eles podem estar na seção que relata a implementação do sistema.</text:p>
      <text:p text:style-name="P42"><text:span text:style-name="Fonte_20_parág._20_padrão"><text:span text:style-name="T15">Nesta seção estão os resultados obtidos da realização de testes quantitativos e qualitativos, independentemente da quantidade, tipo e volume de testes realizados. Os resultados dos testes são discutidos tendo como base o referencial teórico e os objetivos pretendidos com o trabalho. Esses testes podem resultar de implantação e testes de uso do sistema.</text:span></text:span></text:p>
      <text:h text:style-name="P89" text:outline-level="1"><text:bookmark-start text:name="__RefHeading__77_2085620237"/><text:span text:style-name="Fonte_20_parág._20_padrão"><text:span text:style-name="T15"><text:s/></text:span></text:span>CONCLUSÃO<text:bookmark-end text:name="__RefHeading__77_2085620237"/></text:h>
      <text:p text:style-name="P25"/>
      <text:p text:style-name="P25"/>
      <text:p text:style-name="P44">Inicia com um resumo do trabalho, retomando o objetivo, o referencial teórico e o uso das ferramentas e das tecnologias utilizadas no trabalho.</text:p>
      <text:p text:style-name="P44">A conclusão contém a opinião do autor em relação às vantagens, facilidades, desvantagens das tecnologias e do método utilizados, as dificuldades encontradas e como foram superadas.</text:p>
      <text:p text:style-name="P44">É a opinião técnica do autor do trabalho em relação ao assunto sob a forma de uma espécie de avaliação em relação ao trabalho desenvolvido e as tecnologias utilizadas.</text:p>
      <text:p text:style-name="P44">Finaliza verificando se o objetivo foi alcançado e com a opinião do autor sobre o assunto, de acordo com o referencial teórico e com os resultados obtidos.</text:p>
      <text:h text:style-name="P89" text:outline-level="1"><text:bookmark-start text:name="__RefHeading__79_2085620237"/><text:s/>REFERÊNCIAS<text:bookmark-end text:name="__RefHeading__79_2085620237"/></text:h>
      <text:p text:style-name="P11"/>
      <text:p text:style-name="P11"/>
      <text:p text:style-name="P44">Todas as citações utilizadas no texto devem constar nas referências bibliográficas, e da mesma forma, todos os autores incluídos nas referências bibliográficas devem ter sido citados pelo menos uma vez no texto do trabalho.</text:p>
      <text:p text:style-name="P44">Referência é o conjunto de elementos que permitem a identificação, no todo ou em parte, de documentos impressos ou registrados em diversos tipos de materiais.</text:p>
      <text:p text:style-name="P44">A Associação Brasileira de Normas Técnicas (2000, p.1) na NBR6023:2000: “fixa a ordem dos elementos das referências e estabelece convenções para transcrição e apresentação de informação originada do documento e/ou outras fontes de informação”.</text:p>
      <text:p text:style-name="P44">Nos trabalhos acadêmicos a referência pode aparecer: em nota de rodapé ou no final texto; encabeçando resumos ou recensões.</text:p>
      <text:p text:style-name="P42"><text:span text:style-name="Fonte_20_parág._20_padrão"><text:span text:style-name="T15">Para uma melhor recuperação de um documento, as referências devem ter alguns elementos </text:span></text:span><text:span text:style-name="Fonte_20_parág._20_padrão"><text:span text:style-name="T14">indispensáveis</text:span></text:span><text:span text:style-name="Fonte_20_parág._20_padrão"><text:span text:style-name="T15">, como: 1. autor (quem?); 2. título (o que?); 3. edição; 4. local de publicação (onde?); 5. editora; 6. data de publicação da obra (quando?).</text:span></text:span></text:p>
      <text:p text:style-name="P44">Uma das finalidades das referências é informar a origem das ideias apresentadas no decorrer do trabalho.</text:p>
      <text:p text:style-name="P43"><text:tab/></text:p>
      <text:p text:style-name="P43">Alguns modelos de referências:</text:p>
      <text:p text:style-name="P45">Livro no Todo</text:p>
      <text:p text:style-name="Standard"><text:span text:style-name="Fonte_20_parág._20_padrão"><text:span text:style-name="T16">COPELAND, Tom; KOLLER, Tim; MURRIN, Jack. </text:span></text:span><text:span text:style-name="Fonte_20_parág._20_padrão"><text:span text:style-name="T14">Avaliação de empresas</text:span></text:span><text:span text:style-name="Fonte_20_parág._20_padrão"><text:span text:style-name="T15">: valuation. São Paulo: Makron Books, 2000.</text:span></text:span></text:p>
      <text:p text:style-name="P19"><text:tab/></text:p>
      <text:p text:style-name="P30"><text:span text:style-name="Fonte_20_parág._20_padrão"><text:span text:style-name="T15"/></text:span></text:p>
      <text:h text:style-name="P87" text:outline-level="3"/>
      <text:h text:style-name="P89" text:outline-level="1"><text:bookmark-start text:name="__RefHeading__81_2085620237"/><text:s/>APÊNDICES<text:bookmark-end text:name="__RefHeading__81_2085620237"/></text:h>
      <text:p text:style-name="P49"/>
      <text:p text:style-name="P48">Elemento opcional. É o texto ou documento com a finalidade de complementar sua argumentação, sem prejudicar o sentido do trabalho. O(s) apêndice(s) é identificado por letras maiúsculas consecutivas, travessão e pelos respectivos títulos. Excepcionalmente, utilizam-se letras maiúsculas dobradas, na identificação dos apêndices, quando esgotadas as 26 letras do alfabeto.</text:p>
      <text:h text:style-name="P90" text:outline-level="1"/>
      <text:h text:style-name="P89" text:outline-level="1"><text:bookmark-start text:name="__RefHeading__83_2085620237"/><text:s/>ANEXOS<text:bookmark-end text:name="__RefHeading__83_2085620237"/></text:h>
      <text:p text:style-name="P49"/>
      <text:p text:style-name="P48">Elemento opcional, sendo um texto ou documento não elaborado pelo autor, que serve de fundamentação, comprovação e ilustração.</text:p>
      <text:p text:style-name="P48">Os anexos são identificados por letras maiúsculas consecutivas, travessão e pelos respectivos títulos. Excepcionalmente, utilizam-se letras maiúsculas dobradas, na identificação dos anexos, quando esgotadas as 26 letras do alfabeto.</text:p>
      <text:p text:style-name="P48">Se necessários devem ter uma página de abertura indicativa. Anexos devem ser utilizados com critérios e se estritamente necessários, sempre que possível colocar as informações no próprio corpo do texto.</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499cm" style:auto-text-indent="false">
        <style:tab-stops/>
        <style:drop-cap/>
      </style:paragraph-properties>
      <style:text-properties style:font-name="Arial1" fo:font-family="Arial" style:font-style-name="Normal" style:font-family-generic="swiss" style:font-pitch="variable"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center" style:justify-single-word="false" fo:hyphenation-ladder-count="no-limit" fo:keep-with-next="always"/>
      <style:text-properties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MP2"><draw:frame draw:style-name="Mfr1" draw:name="Quadro1" text:anchor-type="paragraph" svg:x="18.576cm" svg:y="0.002cm" svg:width="0.416cm" style:rel-width="scale" svg:height="0.478cm" style:rel-height="scale" draw:z-index="16"><draw:text-box><text:p text:style-name="Header"><text:span text:style-name="Page_20_Number"><text:page-number text:select-page="current">31</text:page-number></text:span></text:p></draw:text-box></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William Tumeo</meta:initial-creator>
    <meta:creation-date>2015-10-01T05:05:00Z</meta:creation-date>
    <dc:date>2015-12-16T18:25:47.624000000</dc:date>
    <meta:editing-cycles>110</meta:editing-cycles>
    <meta:editing-duration>PT9H46M40S</meta:editing-duration>
    <dc:creator>William Tuméo</dc:creator>
    <meta:document-statistic meta:table-count="0" meta:image-count="0" meta:object-count="0" meta:page-count="31" meta:paragraph-count="179" meta:word-count="3766" meta:character-count="23747" meta:non-whitespace-character-count="20144"/>
    <meta:template xlink:type="simple" xlink:actuate="onRequest" xlink:title="" xlink:href="../COLÉGIO%20ESTADUAL%20DO%20PARANÁ.odt/Normal.dotm"/>
  </office:meta>
</office:document-meta>
</file>